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ndasFont" svg:font-family="DundasFont, Helvetica, Arial, sans-serif"/>
    <style:font-face style:name="Proxima Nova Italic" svg:font-family="'Proxima Nova Italic', 'Segoe UI', Roboto, 'Droid Sans', 'Helvetica Neue', Arial, sans-serif"/>
    <style:font-face style:name="Proxima Nova Regular" svg:font-family="'Proxima Nova Regular', 'Segoe UI', Roboto, 'Droid Sans', 'Helvetica Neue', Arial, sans-serif"/>
    <style:font-face style:name="Skolar Regular" svg:font-family="'Skolar Regular', 'Roboto Slab', 'Droid Serif', Cambria, Georgia, 'Times New Roman', Times, 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1ab14e" officeooo:paragraph-rsid="001ab14e"/>
    </style:style>
    <style:style style:name="P2" style:family="paragraph" style:parent-style-name="Standard">
      <style:paragraph-properties fo:line-height="100%" fo:text-align="justify" style:justify-single-word="false"/>
      <style:text-properties officeooo:rsid="0045b176" officeooo:paragraph-rsid="0045b176"/>
    </style:style>
    <style:style style:name="P3" style:family="paragraph" style:parent-style-name="Standard">
      <style:paragraph-properties fo:line-height="100%" fo:text-align="justify" style:justify-single-word="false"/>
      <style:text-properties officeooo:rsid="00532fa3" officeooo:paragraph-rsid="00532fa3"/>
    </style:style>
    <style:style style:name="P4" style:family="paragraph" style:parent-style-name="Standard">
      <style:paragraph-properties fo:line-height="100%" fo:text-align="justify" style:justify-single-word="false"/>
      <style:text-properties officeooo:rsid="00577c30" officeooo:paragraph-rsid="00577c30"/>
    </style:style>
    <style:style style:name="P5" style:family="paragraph" style:parent-style-name="Standard">
      <style:paragraph-properties fo:line-height="100%" fo:text-align="justify" style:justify-single-word="false"/>
      <style:text-properties officeooo:rsid="0058a4b6" officeooo:paragraph-rsid="0058a4b6"/>
    </style:style>
    <style:style style:name="P6" style:family="paragraph" style:parent-style-name="Standard">
      <style:paragraph-properties fo:line-height="100%" fo:text-align="justify" style:justify-single-word="false"/>
      <style:text-properties officeooo:rsid="004760ce" officeooo:paragraph-rsid="004760ce"/>
    </style:style>
    <style:style style:name="P7" style:family="paragraph" style:parent-style-name="Standard">
      <style:paragraph-properties fo:line-height="100%" fo:text-align="justify" style:justify-single-word="false"/>
      <style:text-properties fo:language="pt" fo:country="BR" officeooo:rsid="00509ac1" officeooo:paragraph-rsid="00509ac1"/>
    </style:style>
    <style:style style:name="P8" style:family="paragraph" style:parent-style-name="Standard">
      <style:paragraph-properties fo:line-height="100%" fo:text-align="justify" style:justify-single-word="false"/>
      <style:text-properties fo:language="pt" fo:country="BR" officeooo:rsid="0027d438" officeooo:paragraph-rsid="0027d438"/>
    </style:style>
    <style:style style:name="P9" style:family="paragraph" style:parent-style-name="Standard">
      <style:paragraph-properties fo:line-height="100%" fo:text-align="justify" style:justify-single-word="false"/>
      <style:text-properties fo:language="pt" fo:country="BR" officeooo:rsid="0011873b" officeooo:paragraph-rsid="001eaa9b"/>
    </style:style>
    <style:style style:name="P10" style:family="paragraph" style:parent-style-name="Standard">
      <style:paragraph-properties fo:line-height="100%" fo:text-align="justify" style:justify-single-word="false"/>
      <style:text-properties fo:language="pt" fo:country="BR" officeooo:rsid="0011873b" officeooo:paragraph-rsid="001d1756"/>
    </style:style>
    <style:style style:name="P11" style:family="paragraph" style:parent-style-name="Standard">
      <style:paragraph-properties fo:line-height="100%" fo:text-align="justify" style:justify-single-word="false"/>
      <style:text-properties fo:language="pt" fo:country="BR" officeooo:rsid="0011873b" officeooo:paragraph-rsid="002303fd"/>
    </style:style>
    <style:style style:name="P12" style:family="paragraph" style:parent-style-name="Standard">
      <style:paragraph-properties fo:line-height="100%" fo:text-align="justify" style:justify-single-word="false"/>
      <style:text-properties fo:language="pt" fo:country="BR" officeooo:rsid="0011873b" officeooo:paragraph-rsid="0011873b"/>
    </style:style>
    <style:style style:name="P13" style:family="paragraph" style:parent-style-name="Standard">
      <style:paragraph-properties fo:line-height="100%" fo:text-align="justify" style:justify-single-word="false"/>
      <style:text-properties fo:language="pt" fo:country="BR" officeooo:rsid="001d608c" officeooo:paragraph-rsid="001eaa9b"/>
    </style:style>
    <style:style style:name="P14" style:family="paragraph" style:parent-style-name="Standard">
      <style:paragraph-properties fo:line-height="100%" fo:text-align="justify" style:justify-single-word="false"/>
      <style:text-properties fo:language="pt" fo:country="BR" officeooo:rsid="00134776" officeooo:paragraph-rsid="0023cfba"/>
    </style:style>
    <style:style style:name="P15" style:family="paragraph" style:parent-style-name="Standard">
      <style:paragraph-properties fo:line-height="100%" fo:text-align="justify" style:justify-single-word="false"/>
      <style:text-properties fo:language="pt" fo:country="BR" officeooo:rsid="0026ffe0" officeooo:paragraph-rsid="0027d438"/>
    </style:style>
    <style:style style:name="P16" style:family="paragraph" style:parent-style-name="Standard">
      <style:paragraph-properties fo:line-height="100%" fo:text-align="justify" style:justify-single-word="false"/>
      <style:text-properties fo:language="pt" fo:country="BR" officeooo:rsid="0026ffe0" officeooo:paragraph-rsid="0026ffe0"/>
    </style:style>
    <style:style style:name="P17" style:family="paragraph" style:parent-style-name="Standard">
      <style:paragraph-properties fo:line-height="100%" fo:text-align="justify" style:justify-single-word="false"/>
      <style:text-properties fo:language="pt" fo:country="BR" officeooo:rsid="002baa75" officeooo:paragraph-rsid="002baa75"/>
    </style:style>
    <style:style style:name="P18" style:family="paragraph" style:parent-style-name="Standard">
      <style:paragraph-properties fo:line-height="100%" fo:text-align="justify" style:justify-single-word="false"/>
      <style:text-properties fo:language="pt" fo:country="BR" officeooo:rsid="00281a8f" officeooo:paragraph-rsid="00281a8f"/>
    </style:style>
    <style:style style:name="P19" style:family="paragraph" style:parent-style-name="Standard">
      <style:paragraph-properties fo:line-height="100%" fo:text-align="justify" style:justify-single-word="false"/>
      <style:text-properties fo:language="pt" fo:country="BR" officeooo:rsid="003469fa" officeooo:paragraph-rsid="003469fa"/>
    </style:style>
    <style:style style:name="P20" style:family="paragraph" style:parent-style-name="Standard">
      <style:paragraph-properties fo:line-height="100%" fo:text-align="justify" style:justify-single-word="false"/>
      <style:text-properties fo:language="pt" fo:country="BR" officeooo:rsid="00495cfa" officeooo:paragraph-rsid="004dfea2"/>
    </style:style>
    <style:style style:name="P21" style:family="paragraph" style:parent-style-name="Standard">
      <style:paragraph-properties fo:line-height="100%" fo:text-align="justify" style:justify-single-word="false"/>
      <style:text-properties fo:language="pt" fo:country="BR" officeooo:rsid="004ea884" officeooo:paragraph-rsid="004dfea2"/>
    </style:style>
    <style:style style:name="P22" style:family="paragraph" style:parent-style-name="Standard">
      <style:paragraph-properties fo:line-height="100%" fo:text-align="justify" style:justify-single-word="false"/>
      <style:text-properties fo:language="pt" fo:country="BR" officeooo:rsid="004ea884" officeooo:paragraph-rsid="004ea884"/>
    </style:style>
    <style:style style:name="P23" style:family="paragraph" style:parent-style-name="Standard">
      <style:paragraph-properties fo:line-height="100%" fo:text-align="justify" style:justify-single-word="false"/>
      <style:text-properties fo:language="pt" fo:country="BR" officeooo:rsid="004f68ad" officeooo:paragraph-rsid="004f68ad"/>
    </style:style>
    <style:style style:name="P24" style:family="paragraph" style:parent-style-name="Standard">
      <style:paragraph-properties fo:line-height="100%" fo:text-align="justify" style:justify-single-word="false"/>
      <style:text-properties fo:language="pt" fo:country="BR" officeooo:rsid="004f68ad" officeooo:paragraph-rsid="005e5fc1"/>
    </style:style>
    <style:style style:name="P25" style:family="paragraph" style:parent-style-name="Standard">
      <style:paragraph-properties fo:line-height="100%" fo:text-align="justify" style:justify-single-word="false"/>
      <style:text-properties fo:language="pt" fo:country="BR" officeooo:rsid="0051383e" officeooo:paragraph-rsid="0051383e"/>
    </style:style>
    <style:style style:name="P26" style:family="paragraph" style:parent-style-name="Standard">
      <style:paragraph-properties fo:line-height="100%" fo:text-align="justify" style:justify-single-word="false"/>
      <style:text-properties fo:language="pt" fo:country="BR" officeooo:rsid="005300a4" officeooo:paragraph-rsid="005300a4"/>
    </style:style>
    <style:style style:name="P27" style:family="paragraph" style:parent-style-name="Standard">
      <style:paragraph-properties fo:line-height="100%" fo:text-align="justify" style:justify-single-word="false"/>
      <style:text-properties fo:language="pt" fo:country="BR" officeooo:rsid="0053c58d" officeooo:paragraph-rsid="005f6514"/>
    </style:style>
    <style:style style:name="P28" style:family="paragraph" style:parent-style-name="Standard">
      <style:paragraph-properties fo:line-height="100%" fo:text-align="justify" style:justify-single-word="false"/>
      <style:text-properties fo:language="pt" fo:country="BR" officeooo:rsid="00348a5b" officeooo:paragraph-rsid="00348a5b"/>
    </style:style>
    <style:style style:name="P29" style:family="paragraph" style:parent-style-name="Standard">
      <style:paragraph-properties fo:line-height="100%" fo:text-align="justify" style:justify-single-word="false"/>
      <style:text-properties fo:language="pt" fo:country="BR" officeooo:rsid="001ab14e" officeooo:paragraph-rsid="001ab14e"/>
    </style:style>
    <style:style style:name="P30" style:family="paragraph" style:parent-style-name="Standard">
      <style:paragraph-properties fo:line-height="100%" fo:text-align="justify" style:justify-single-word="false"/>
      <style:text-properties fo:language="pt" fo:country="BR" officeooo:paragraph-rsid="0026ffe0"/>
    </style:style>
    <style:style style:name="P31" style:family="paragraph" style:parent-style-name="Standard">
      <style:paragraph-properties fo:line-height="100%" fo:text-align="justify" style:justify-single-word="false"/>
      <style:text-properties fo:language="pt" fo:country="BR" officeooo:rsid="00532fa3" officeooo:paragraph-rsid="00532fa3"/>
    </style:style>
    <style:style style:name="P32" style:family="paragraph" style:parent-style-name="Standard">
      <style:paragraph-properties fo:line-height="100%" fo:text-align="justify" style:justify-single-word="false"/>
      <style:text-properties fo:language="pt" fo:country="BR" officeooo:rsid="00577c30" officeooo:paragraph-rsid="00577c30"/>
    </style:style>
    <style:style style:name="P33" style:family="paragraph" style:parent-style-name="Standard">
      <style:paragraph-properties fo:line-height="100%" fo:text-align="justify" style:justify-single-word="false"/>
      <style:text-properties fo:language="pt" fo:country="BR" officeooo:rsid="0058a4b6" officeooo:paragraph-rsid="0058a4b6"/>
    </style:style>
    <style:style style:name="P34" style:family="paragraph" style:parent-style-name="Standard">
      <style:paragraph-properties fo:line-height="100%" fo:text-align="justify" style:justify-single-word="false"/>
      <style:text-properties fo:language="pt" fo:country="BR" officeooo:rsid="0045b176" officeooo:paragraph-rsid="0045b176"/>
    </style:style>
    <style:style style:name="P35" style:family="paragraph" style:parent-style-name="Standard">
      <style:paragraph-properties fo:line-height="100%" fo:text-align="justify" style:justify-single-word="false"/>
      <style:text-properties fo:language="pt" fo:country="BR" officeooo:rsid="004760ce" officeooo:paragraph-rsid="00486375"/>
    </style:style>
    <style:style style:name="P36" style:family="paragraph" style:parent-style-name="Standard">
      <style:paragraph-properties fo:line-height="100%" fo:text-align="justify" style:justify-single-word="false"/>
      <style:text-properties fo:language="pt" fo:country="BR" officeooo:rsid="004760ce" officeooo:paragraph-rsid="004760ce"/>
    </style:style>
    <style:style style:name="P37" style:family="paragraph" style:parent-style-name="Standard">
      <style:paragraph-properties fo:line-height="100%" fo:text-align="justify" style:justify-single-word="false"/>
      <style:text-properties fo:language="pt" fo:country="BR" officeooo:rsid="00486375" officeooo:paragraph-rsid="00486375"/>
    </style:style>
    <style:style style:name="P38" style:family="paragraph" style:parent-style-name="Standard">
      <style:paragraph-properties fo:line-height="100%" fo:text-align="justify" style:justify-single-word="false"/>
      <style:text-properties fo:font-variant="normal" fo:text-transform="none" fo:color="#323232" style:font-name="DundasFont" fo:font-size="10.5pt" fo:letter-spacing="normal" fo:language="pt" fo:country="BR" fo:font-style="normal" fo:font-weight="normal" officeooo:paragraph-rsid="004ea884"/>
    </style:style>
    <style:style style:name="P39" style:family="paragraph" style:parent-style-name="Standard">
      <style:paragraph-properties fo:line-height="100%" fo:text-align="justify" style:justify-single-word="false"/>
      <style:text-properties fo:font-variant="normal" fo:text-transform="none" fo:color="#252525" style:font-name="sans-serif" fo:font-size="10.5pt" fo:letter-spacing="normal" fo:language="pt" fo:country="BR" fo:font-style="normal" fo:font-weight="normal" officeooo:paragraph-rsid="004f68ad"/>
    </style:style>
    <style:style style:name="P40" style:family="paragraph" style:parent-style-name="Text_20_body">
      <style:text-properties fo:language="pt" fo:country="BR"/>
    </style:style>
    <style:style style:name="P41" style:family="paragraph" style:parent-style-name="Text_20_body">
      <style:paragraph-properties fo:line-height="100%" fo:text-align="justify" style:justify-single-word="false"/>
      <style:text-properties fo:language="pt" fo:country="BR" officeooo:rsid="0053dfef" officeooo:paragraph-rsid="0053dfef"/>
    </style:style>
    <style:style style:name="P4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212121" style:font-name="inherit" fo:font-size="12pt" fo:letter-spacing="normal" fo:language="pt" fo:country="BR" fo:font-style="normal" fo:font-weight="normal" officeooo:rsid="004760ce" officeooo:paragraph-rsid="00486375"/>
    </style:style>
    <style:style style:name="T1" style:family="text">
      <style:text-properties officeooo:rsid="001eaa9b"/>
    </style:style>
    <style:style style:name="T2" style:family="text">
      <style:text-properties officeooo:rsid="002113cf"/>
    </style:style>
    <style:style style:name="T3" style:family="text">
      <style:text-properties officeooo:rsid="002303fd"/>
    </style:style>
    <style:style style:name="T4" style:family="text">
      <style:text-properties officeooo:rsid="0023cfba"/>
    </style:style>
    <style:style style:name="T5" style:family="text">
      <style:text-properties officeooo:rsid="0024c75f"/>
    </style:style>
    <style:style style:name="T6" style:family="text">
      <style:text-properties officeooo:rsid="0026ffe0"/>
    </style:style>
    <style:style style:name="T7" style:family="text">
      <style:text-properties officeooo:rsid="0027d438"/>
    </style:style>
    <style:style style:name="T8" style:family="text">
      <style:text-properties officeooo:rsid="0029e714"/>
    </style:style>
    <style:style style:name="T9" style:family="text">
      <style:text-properties officeooo:rsid="002d4a71"/>
    </style:style>
    <style:style style:name="T10" style:family="text">
      <style:text-properties officeooo:rsid="002e212c"/>
    </style:style>
    <style:style style:name="T11" style:family="text">
      <style:text-properties officeooo:rsid="003663ff"/>
    </style:style>
    <style:style style:name="T12" style:family="text">
      <style:text-properties officeooo:rsid="003db773"/>
    </style:style>
    <style:style style:name="T13" style:family="text">
      <style:text-properties officeooo:rsid="003e570b"/>
    </style:style>
    <style:style style:name="T14" style:family="text">
      <style:text-properties officeooo:rsid="003f5b6c"/>
    </style:style>
    <style:style style:name="T15" style:family="text">
      <style:text-properties officeooo:rsid="00441bdb"/>
    </style:style>
    <style:style style:name="T16" style:family="text">
      <style:text-properties fo:font-variant="normal" fo:text-transform="none" fo:color="#333333" style:font-name="Skolar Regular" fo:font-size="15pt" fo:letter-spacing="normal" fo:font-style="normal" fo:font-weight="normal"/>
    </style:style>
    <style:style style:name="T17" style:family="text">
      <style:text-properties fo:font-variant="normal" fo:text-transform="none" fo:color="#333333" style:font-name="Skolar Regular" fo:font-size="15pt" fo:letter-spacing="normal" fo:language="pt" fo:country="BR" fo:font-style="normal" fo:font-weight="normal"/>
    </style:style>
    <style:style style:name="T18" style:family="text">
      <style:text-properties fo:font-variant="normal" fo:text-transform="none" fo:color="#333333" fo:letter-spacing="normal" fo:language="pt" fo:country="BR"/>
    </style:style>
    <style:style style:name="T19" style:family="text">
      <style:text-properties fo:font-variant="normal" fo:text-transform="none" fo:color="#333333" style:font-name="Proxima Nova Regular" fo:font-size="12pt" fo:letter-spacing="normal" fo:language="pt" fo:country="BR" fo:font-style="normal" fo:font-weight="normal"/>
    </style:style>
    <style:style style:name="T20" style:family="text">
      <style:text-properties fo:font-variant="normal" fo:text-transform="none" fo:color="#333333" style:font-name="Proxima Nova Italic" fo:font-size="12pt" fo:letter-spacing="normal" fo:language="pt" fo:country="BR" fo:font-style="italic" fo:font-weight="normal" fo:padding="0cm" fo:border="none"/>
    </style:style>
    <style:style style:name="T21" style:family="text">
      <style:text-properties officeooo:rsid="00486375"/>
    </style:style>
    <style:style style:name="T22" style:family="text">
      <style:text-properties officeooo:rsid="004af95a"/>
    </style:style>
    <style:style style:name="T23" style:family="text">
      <style:text-properties officeooo:rsid="004bff4e"/>
    </style:style>
    <style:style style:name="T24" style:family="text">
      <style:text-properties officeooo:rsid="0051383e"/>
    </style:style>
    <style:style style:name="T25" style:family="text">
      <style:text-properties officeooo:rsid="0051b7a7"/>
    </style:style>
    <style:style style:name="T26" style:family="text">
      <style:text-properties officeooo:rsid="0056a548"/>
    </style:style>
    <style:style style:name="T27" style:family="text">
      <style:text-properties officeooo:rsid="00589145"/>
    </style:style>
    <style:style style:name="T28" style:family="text">
      <style:text-properties officeooo:rsid="0058a4b6"/>
    </style:style>
    <style:style style:name="T29" style:family="text">
      <style:text-properties officeooo:rsid="005a6927"/>
    </style:style>
    <style:style style:name="T30" style:family="text">
      <style:text-properties officeooo:rsid="005bd944"/>
    </style:style>
    <style:style style:name="T31" style:family="text">
      <style:text-properties fo:font-weight="bold"/>
    </style:style>
    <style:style style:name="T32" style:family="text">
      <style:text-properties officeooo:rsid="005c76e4"/>
    </style:style>
    <style:style style:name="T33" style:family="text">
      <style:text-properties fo:language="pt" fo:country="BR"/>
    </style:style>
    <style:style style:name="T34" style:family="text">
      <style:text-properties fo:language="pt" fo:country="BR" officeooo:rsid="00589145"/>
    </style:style>
    <style:style style:name="T35" style:family="text">
      <style:text-properties officeooo:rsid="005e1550"/>
    </style:style>
    <style:style style:name="T36" style:family="text">
      <style:text-properties officeooo:rsid="005f65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EXTO E MOTIVAÇÃO</text:p>
      <text:p text:style-name="P8"/>
      <text:p text:style-name="P9">Mangá é o termo que denomina as histórias em quadrinhos japonesas. Geralmente elas são impressas em revistas, em papel jornal de baixa qualidade, e organizadas em série. A leitura, diferentemente da ocidental, começa de trás para frente e a sequência de quadros e balões são da direita para a esquerda. </text:p>
      <text:p text:style-name="P9"/>
      <text:p text:style-name="P13">Segundo Gravett, os mangás não foram criados para serem vendidos no exterior. Tais quadrinhos foram concebidos dentro de uma determinada cultura que compartilha diversos valores <text:span text:style-name="T5">r</text:span>esultando, assim, <text:span text:style-name="T5">em </text:span>histórias que não se preocupam com as respostas estrangeiras em relação a abordagem de termos considerados polêmicos [<text:span text:style-name="T3">2</text:span>]. Consequentemente, inúmeros títulos não são publicados pelas editoras estrangeiras, pois consideram que sua aqui<text:span text:style-name="T8">si</text:span>ção resultará em um fracasso de vendas.</text:p>
      <text:p text:style-name="P10"/>
      <text:p text:style-name="P14">A falta de licenciamentos de mangás por editoras estrangeiras <text:span text:style-name="T15">levou os leitores </text:span>a buscar<text:span text:style-name="T15">em</text:span> maneiras diversas para terem acesso a revistas originais <text:span text:style-name="T4">[4]</text:span>. <text:span text:style-name="T1">Neste contexto, iniciou-se o surgimento dos chamados Scanlators ou Scantrad. Tal termo é utilizado para denominar uma organização que designa suas atividades à: digitalização, tradução, edição e distribuição de histórias em quadrinhos para a língua do distribuidor. De acordo com Hye Kyung-Lee (2009), os scalators se tornaram cada vez mais comuns devido a três fatores: o aumento da demanda de quadrinhos, que estrapola o número de títulos ofertados por editoras fora dos seus países de origem; desenvolvimento de tecnologias digitais; e a disseminação da internet. Tais fatores contribuiram para que a digitalização e a distribuição dos arquivos se tornassem cada vez mais comum e veloz [3].</text:span></text:p>
      <text:p text:style-name="P9"/>
      <text:p text:style-name="P15"><text:span text:style-name="T7">A ação de presentear os leitores com um trabalho feito por fãs contribui para o fortalecimento do sentimento de coletividade prezado pelos scanlators. O</text:span> importante é compartilhar e <text:span text:style-name="T12">atualizar os leitores sobre o surgimento de novos</text:span> títulos, <text:span text:style-name="T13">mesmo que para isto utilize-se formas não autorizadas de publicação</text:span>.<text:span text:style-name="T13">[4]</text:span> <text:span text:style-name="T12">Obviamente tal trabalho recebeu duras críticas.[4] Entretanto, muitas vezes, a partir do trabalho dos scanlators surgiram petições a fim de sensibilizar editoras a publicarem títulos difundidos pela internet.</text:span></text:p>
      <text:p text:style-name="P15"/>
      <text:p text:style-name="P17">Diante desta <text:span text:style-name="T14">realidade consideramos interessante a criação de uma ferramenta que auxilie na compreensão do funcionamento de um scanlator. Seria interessante aos autores e às editoras compreender como o consumo e a demanda por quadrinhos ocorre neste meio, facilitando assim a aquisição de novos títulos e a obtenção de lucro. Devido à grande</text:span> quantidade de dados disponíveis na internet, consideramos a elaboração de um sistema para a an<text:span text:style-name="T14">á</text:span>lise de tais datasets. Os bancos a serem utilizados neste trabalho dizem respeito a dois grandes leitores online estrangeiros (MangaFox e MangaHere) e um brasileiro (MangaHost). <text:span text:style-name="T9">O objetivo da ferramenta será a de fornecer aos usuários informações sobre determinadas obras, autores e ilustradores, bem como, fornecer um panorama dos bancos utilizados.</text:span></text:p>
      <text:p text:style-name="P17"/>
      <text:p text:style-name="P8">PROPOSTA</text:p>
      <text:p text:style-name="P11"/>
      <text:p text:style-name="P18">Este trabalho tem como finalidade a elaboração de um sistema online <text:span text:style-name="T10">para a visualização dos bancos de dados de scanlators. Como dito na sessão anterior, os bancos utilizados neste trabalho dizem respeito aos datasets dos sites MangaFox, MangaHere e Mangahost. Ao final do trabalho, esperamos que sejamos capaz de obtermos uma ferramenta online que permitirá aos usuários obterem informações sobre determinado(s) título(s), seus autores e ilustradores.</text:span></text:p>
      <text:p text:style-name="P11"/>
      <text:p text:style-name="P11"/>
      <text:p text:style-name="P11"/>
      <text:p text:style-name="P11"/>
      <text:p text:style-name="P11"/>
      <text:p text:style-name="P19"><text:soft-page-break/>REFERENCIAL TEORICO</text:p>
      <text:p text:style-name="P19"/>
      <text:p text:style-name="P20">A visualização de dados é uma área que vem ganh<text:span text:style-name="T22">ando </text:span>d<text:span text:style-name="T23">e</text:span>staque <text:span text:style-name="T22">ao longo dos anos. Devido aos avanços tecnológicos, a quantidade de dados que um usuário consegue coletar se tornou cada vez maior. Isso também contribuiu para sobrecarregar o usuário, já que se tornou impossível interpretar todos os dados ao mesmo tempo. Diante disto, novas técnicas e ferramentas surgiram a fim de permitir ao usuário organizar, apresentar e interpretar as informações.</text:span></text:p>
      <text:p text:style-name="P21"/>
      <text:p text:style-name="P22">Apesar dessa área ser considerada relativamente nova, ela possui suas raízes na antiguidade. Uma das primeiras formas de organziação da informação foi através de desenhos realizados na terra <text:s/><text:span text:style-name="T29">e</text:span> areia a cerca de 5000 a.c, <text:span text:style-name="T30">as conhecidas </text:span>linhas de Nazca. <text:span text:style-name="T32">Apesar das diversas interpretações, alguns pesquisadores acreditam que as linhas de Nazca armazenam informações referentes à astronomia: apontam para posições no horizonte onde corpos celeste nascem ou se põem.[9]</text:span></text:p>
      <text:p text:style-name="P22"/>
      <text:p text:style-name="P7">Antes do século 17, a visualização de dados existia apenas no ambito dos mapas <text:span text:style-name="T35">e</text:span> <text:span text:style-name="T35">indicavam</text:span> cidades, estradas e recursos. Em 1644, Michael Florent Van Langrem<text:span text:style-name="T27">[6]</text:span>, fornece<text:span text:style-name="T35">u pela primeira vez</text:span> uma visualização para dados estatisticos. Através <text:span text:style-name="T35">dela</text:span> foi possível perceber as disparidades entre <text:span text:style-name="T26">as <text:s/>distâncias reais e estimadas das cidade de Toledo e Roma[6].</text:span></text:p>
      <text:p text:style-name="P7"/>
      <text:p text:style-name="P24">No início do século 18 iniciou-se o surgimento do mapeamento temático. <text:span text:style-name="T24">Neste período, diversas tentativas de mapeamento de dados geológicos, econômicos e clínicos foram realizados, resultando, muitas vezes, em gráficos abstratos, com erros de medições e de coletas de dados empíricos. Este período foi marcado também pelos trabalhos de William Playfair[5], considerado o criador de vários tipos de gráficos utilizados atualmente (gráficos de linha, de barras, <text:s/>etc). </text:span></text:p>
      <text:p text:style-name="P38"/>
      <text:p text:style-name="P25">O século 19 <text:span text:style-name="T36">foi</text:span> considerado como a “Idade de Ouro” dos gráficos estatísticos. Nesta época, iniciava-se a revolução industrial, <text:span text:style-name="T25">o que aumentou significativamente a importância de dados numéricos. </text:span>Esta época <text:span text:style-name="T25">foi</text:span> marcada por duas famosas visualizações de dados: <text:span text:style-name="T36">o</text:span> mapa de John Snow<text:span text:style-name="T27">[7]</text:span> que retratava os surtos de cólera em Londres em 1854; e o gráfico de Charles Minard (1869)<text:span text:style-name="T27">[8]</text:span> que <text:span text:style-name="T25">mostrava</text:span> o número de homens <text:span text:style-name="T28">no exército de Napoleão na campanha na Rússia.</text:span></text:p>
      <text:p text:style-name="P23"/>
      <text:p text:style-name="P26">No inicio do século 20, a visualização estatística começ<text:span text:style-name="T36">ou</text:span> a perder força. Os estatísticos estavam cada vez mais preocupados com os números exatos, e consideravam as imagens como excessivamente imprecisas. Por outro lado, iniciou-se o crescimento de visualização de dados do ambito público. Tabelas e gráficos, de vários tipos, passaram <text:span text:style-name="T36">a </text:span>ser adotados em diversas aplicações de negócio. A segunda metade do século 20, foi chamada de “renascimento da visualização de dados”, provocada pelo surgimento do processamento computacional. </text:p>
      <text:p text:style-name="P23"/>
      <text:p text:style-name="P27">Nestas últimas décadas, o campo de visualização tem sido empregad<text:span text:style-name="T36">o</text:span> em difrentes áreas-foco. Dashboards <text:span text:style-name="T28">e outras</text:span> aplicações permit<text:span text:style-name="T36">iram</text:span> que empresas, pesquisadores e até mesmos usuários comuns exploara<text:span text:style-name="T36">ss</text:span>em os seus dados de novas <text:span text:style-name="T28">formas</text:span> e <text:span text:style-name="T36">de maneiras </text:span>cada vez mais criativ<text:span text:style-name="T36">a</text:span>s. <text:span text:style-name="T36">Este também é o objetivo de nosso trabalho: mostra ao usuário, de maneira criativa e de fácil interpretação, as informações contidas nos bancos bancos selecionados.</text:span></text:p>
      <text:p text:style-name="P39"/>
      <text:p text:style-name="P41">METODOLOGIA</text:p>
      <text:p text:style-name="P41"/>
      <text:p text:style-name="P19"/>
      <text:p text:style-name="P28">RESULTADOS ESPERADOS</text:p>
      <text:p text:style-name="P28"/>
      <text:p text:style-name="P28">Este é um trabalho de natureza tecnológica. Desta forma, espera-se obter <text:span text:style-name="T14">a</text:span>o final deste trabalho uma aplicação que facilite a visualização dos bancos de dados dos scanlators selecionados. A fim de se desenvolver uma interface “amigável”, serão utilizados conhecimentos na área de Engenharia de <text:soft-page-break/>Usabilidade. Além disto, serão empregados conhecimentos <text:span text:style-name="T11">d</text:span>a área de Visualização de Dados para a elaboração das visualizações <text:span text:style-name="T11">a serem propostas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"><text:a xlink:type="simple" xlink:href="http://casperlibero.edu.br/wp-content/uploads/2014/05/9-Scanlation.pdf" text:style-name="Internet_20_link"><text:span text:style-name="T33">http://casperlibero.edu.br/wp-content/uploads/2014/05/9-Scanlation.pdf</text:span></text:a></text:p>
      <text:p text:style-name="P29"/>
      <text:p text:style-name="P29">GRAVETT, Paul. Mangá: Como o Japão Reinventou os Quadrinhos. São Paulo: Conrad, 2006. <text:s/><text:span text:style-name="T2">[2]</text:span></text:p>
      <text:p text:style-name="P29">LEE, Hye-Kyung. Between fan culture and copyright infringement: manga scanlation. Media Culture Society, Thousand Oaks, California, v.31, n.6, p.1-13, novembro, 2009. <text:span text:style-name="T2">[3]</text:span></text:p>
      <text:p text:style-name="P30"><text:span text:style-name="T6">HIRATA, Tatiane; </text:span>G<text:span text:style-name="T6">USHIKEN, Yuji. Scanlation: reprodução e consumo subalterno de mangá na cibercultura. </text:span>São Paulo, v. 15, n. 30, p. 127-138, de<text:span text:style-name="T6">ezembro,</text:span> 2012. <text:span text:style-name="T6">[4] </text:span></text:p>
      <text:p text:style-name="P3"><text:a xlink:type="simple" xlink:href="http://www.dundas.com/blog-post/a-brief-history-of-data-visualization/"><text:span text:style-name="T33">http://www.dundas.com/blog-post/a-brief-history-of-data-visualization/</text:span></text:a></text:p>
      <text:p text:style-name="P31"/>
      <text:p text:style-name="P4"><text:a xlink:type="simple" xlink:href="https://en.wikipedia.org/wiki/William_Playfair"><text:span text:style-name="T33">https://en.wikipedia.org/wiki/William_Playfair</text:span></text:a><text:span text:style-name="T33"> </text:span><text:span text:style-name="T34">[5]</text:span></text:p>
      <text:p text:style-name="P32"/>
      <text:p text:style-name="P4"><text:a xlink:type="simple" xlink:href="https://en.wikipedia.org/wiki/Michael_van_Langren"><text:span text:style-name="T33">https://en.wikipedia.org/wiki/Michael_van_Langren</text:span></text:a><text:span text:style-name="T33"> </text:span><text:span text:style-name="T34">[6]</text:span></text:p>
      <text:p text:style-name="P32"/>
      <text:p text:style-name="P5"><text:a xlink:type="simple" xlink:href="https://en.wikipedia.org/wiki/John_Snow_(physician"><text:span text:style-name="T33">https://en.wikipedia.org/wiki/John_Snow_(physician</text:span></text:a><text:span text:style-name="T33">) [7]</text:span></text:p>
      <text:p text:style-name="P33"/>
      <text:p text:style-name="P5"><text:a xlink:type="simple" xlink:href="https://en.wikipedia.org/wiki/Charles_Joseph_Minard"><text:span text:style-name="T33">https://en.wikipedia.org/wiki/Charles_Joseph_Minard</text:span></text:a><text:span text:style-name="T33"> [8]</text:span></text:p>
      <text:p text:style-name="P32"/>
      <text:p text:style-name="P29"/>
      <text:p text:style-name="P16"/>
      <text:p text:style-name="P29"/>
      <text:p text:style-name="P2"><text:a xlink:type="simple" xlink:href="http://www.smashingmagazine.com/2008/01/monday-inspiration-data-visualization-and-infographics/"><text:span text:style-name="T33">http://www.smashingmagazine.com/2008/01/monday-inspiration-data-visualization-and-infographics/</text:span></text:a></text:p>
      <text:p text:style-name="P34"/>
      <text:p text:style-name="P35">O objetivo principal da visualização de dados é a abilidade de visualizar dados, comunicar a informação de maneira clara e efetiva. Isto não seginifica que a visualização precisa ser chata para ser funcional ou extremamente sofisticada para parecer bonita. Para transmitir ideias de forma eficaz, tanto a forma estetica quanto a funcionalidade precisam andar de mãos dadas, provendo <text:span text:style-name="T21"><text:s/>informações de uma forma mais intuitiva. No entanto, os designers muitas vezes tendem a descartar o equilibrio entre design e função, criando visualizações lindas que não servem ao seu proposito inicial – comunicar informação.</text:span></text:p>
      <text:p text:style-name="P35"/>
      <text:p text:style-name="P37">Visualizações são frequentemente utilizados para informações de suporte, fortacer e apresentar os dados dentro de um contexto, dependendo da ciratividade do designer</text:p>
      <text:p text:style-name="P35"/>
      <text:p text:style-name="P37"/>
      <text:p text:style-name="P42"><text:bookmark text:name="tw-target-text"/>conhecimentos - são frequentemente utilizados para informações de suporte, <text:soft-page-break/>fortalecê-lo e apresentá-lo dentro de um contexto de provocação e sensível , dependendo da criatividade do designer.</text:p>
      <text:p text:style-name="P35"/>
      <text:p text:style-name="P35"/>
      <text:p text:style-name="P1"><text:span text:style-name="T19">In both print and web design </text:span><text:span text:style-name="Emphasis"><text:span text:style-name="T20">infographics</text:span></text:span><text:span text:style-name="T18"> — </text:span><text:span text:style-name="T19">visual representations of information, data or knowledge — are often used to support information, strengthen it and present it within a provoking and sensitive context, depending on designer’s creativity.</text:span></text:p>
      <text:p text:style-name="P29"/>
      <text:p text:style-name="P6"><text:a xlink:type="simple" xlink:href="http://www.dundas.com/blog-post/a-brief-history-of-data-visualization/"><text:span text:style-name="T17">http://www.dundas.com/blog-post/a-brief-history-of-data-visualization/</text:span></text:a></text:p>
      <text:p text:style-name="P36"/>
      <text:p text:style-name="P36">CAMERON, Ian. <text:span text:style-name="T31">Kingdom of the sun god: a history of the Andes and their people</text:span>. Vintage, 1990. <text:span text:style-name="T32">p-46[9]</text:span></text:p>
      <text:p text:style-name="P36"><text:span text:style-name="T16"/></text:p>
      <text:p text:style-name="P36"/>
      <text:p text:style-name="P36"/>
      <text:p text:style-name="P4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undasFont" svg:font-family="DundasFont, Helvetica, Arial, sans-serif"/>
    <style:font-face style:name="Proxima Nova Italic" svg:font-family="'Proxima Nova Italic', 'Segoe UI', Roboto, 'Droid Sans', 'Helvetica Neue', Arial, sans-serif"/>
    <style:font-face style:name="Proxima Nova Regular" svg:font-family="'Proxima Nova Regular', 'Segoe UI', Roboto, 'Droid Sans', 'Helvetica Neue', Arial, sans-serif"/>
    <style:font-face style:name="Skolar Regular" svg:font-family="'Skolar Regular', 'Roboto Slab', 'Droid Serif', Cambria, Georgia, 'Times New Roman', Times, 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9:30:35.556747695</meta:creation-date>
    <dc:date>2015-09-03T12:16:28.810440911</dc:date>
    <meta:editing-duration>PT6H32M34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4" meta:paragraph-count="36" meta:word-count="1319" meta:character-count="9307" meta:non-whitespace-character-count="8010"/>
  </office:meta>
</office:document-meta>
</file>